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start" style:justify-single-word="false" fo:break-before="page"/>
      <style:text-properties fo:font-size="20pt" officeooo:rsid="0019926e" officeooo:paragraph-rsid="0019926e" style:font-size-asian="28pt" style:font-size-complex="28pt"/>
    </style:style>
    <style:style style:name="P2" style:family="paragraph" style:parent-style-name="Footer">
      <style:text-properties officeooo:paragraph-rsid="001fd6b6"/>
    </style:style>
    <style:style style:name="P3" style:family="paragraph" style:parent-style-name="Footer">
      <style:text-properties officeooo:rsid="00215362" officeooo:paragraph-rsid="00215362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1">
      <style:paragraph-properties fo:text-align="start" style:justify-single-word="false"/>
    </style:style>
    <style:style style:name="P6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officeooo:rsid="00163526" officeooo:paragraph-rsid="00181c4b" style:font-size-asian="28pt" style:font-size-complex="28pt"/>
    </style:style>
    <style:style style:name="P7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officeooo:rsid="001d702d" officeooo:paragraph-rsid="001d702d" style:font-size-asian="28pt" style:font-size-complex="28pt"/>
    </style:style>
    <style:style style:name="P8" style:family="paragraph" style:parent-style-name="Text_20_body">
      <style:paragraph-properties fo:text-align="start" style:justify-single-word="false"/>
      <style:text-properties fo:font-size="20pt" officeooo:rsid="0019926e" officeooo:paragraph-rsid="0019926e" style:font-size-asian="28pt" style:font-size-complex="28pt"/>
    </style:style>
    <style:style style:name="P9" style:family="paragraph" style:parent-style-name="Text_20_body">
      <style:paragraph-properties fo:text-align="start" style:justify-single-word="false"/>
      <style:text-properties fo:font-size="20pt" officeooo:rsid="0019926e" officeooo:paragraph-rsid="00200803" style:font-size-asian="28pt" style:font-size-complex="28pt"/>
    </style:style>
    <style:style style:name="P10" style:family="paragraph" style:parent-style-name="Text_20_body">
      <style:paragraph-properties fo:text-align="start" style:justify-single-word="false"/>
      <style:text-properties fo:font-size="20pt" officeooo:rsid="0019926e" officeooo:paragraph-rsid="00204efc" style:font-size-asian="28pt" style:font-size-complex="28pt"/>
    </style:style>
    <style:style style:name="P11" style:family="paragraph" style:parent-style-name="Text_20_body">
      <style:paragraph-properties fo:text-align="start" style:justify-single-word="false"/>
      <style:text-properties fo:font-size="20pt" officeooo:rsid="0019926e" officeooo:paragraph-rsid="00215362" style:font-size-asian="28pt" style:font-size-complex="28pt"/>
    </style:style>
    <style:style style:name="P12" style:family="paragraph" style:parent-style-name="Text_20_body">
      <style:paragraph-properties fo:margin-top="0in" fo:margin-bottom="0in" style:contextual-spacing="false" fo:text-align="start" style:justify-single-word="false"/>
      <style:text-properties fo:font-size="8pt" officeooo:rsid="001d702d" officeooo:paragraph-rsid="001d702d" style:font-size-asian="28pt" style:font-size-complex="28pt"/>
    </style:style>
    <style:style style:name="P13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01d702d"/>
    </style:style>
    <style:style style:name="P14" style:family="paragraph" style:parent-style-name="Text_20_body">
      <style:paragraph-properties fo:text-align="center" style:justify-single-word="false"/>
      <style:text-properties officeooo:paragraph-rsid="001fd6b6"/>
    </style:style>
    <style:style style:name="P15" style:family="paragraph" style:parent-style-name="Title">
      <style:paragraph-properties fo:margin-top="0in" fo:margin-bottom="0in" style:contextual-spacing="false" fo:text-align="start" style:justify-single-word="false"/>
      <style:text-properties fo:font-size="26pt" officeooo:rsid="00163526" officeooo:paragraph-rsid="001fd6b6" style:font-size-asian="28pt" style:font-size-complex="28pt"/>
    </style:style>
    <style:style style:name="P16" style:family="paragraph" style:parent-style-name="Title">
      <style:paragraph-properties fo:margin-top="0in" fo:margin-bottom="0in" style:contextual-spacing="false" fo:text-align="end" style:justify-single-word="false"/>
      <style:text-properties fo:font-size="26pt" officeooo:rsid="00163526" officeooo:paragraph-rsid="001c90a8" style:font-size-asian="28pt" style:font-size-complex="28pt"/>
    </style:style>
    <style:style style:name="T1" style:family="text">
      <style:text-properties officeooo:rsid="001b1843"/>
    </style:style>
    <style:style style:name="T2" style:family="text">
      <style:text-properties officeooo:rsid="00181c4b"/>
    </style:style>
    <style:style style:name="T3" style:family="text">
      <style:text-properties style:text-position="super 58%" officeooo:rsid="001ee3d5"/>
    </style:style>
    <style:style style:name="T4" style:family="text">
      <style:text-properties style:text-position="super 58%" fo:font-weight="normal" officeooo:rsid="00215362" style:font-weight-asian="normal" style:font-weight-complex="normal"/>
    </style:style>
    <style:style style:name="T5" style:family="text">
      <style:text-properties officeooo:rsid="001c90a8"/>
    </style:style>
    <style:style style:name="T6" style:family="text">
      <style:text-properties fo:font-size="20pt" officeooo:rsid="001d702d" style:font-size-asian="28pt" style:font-size-complex="28pt"/>
    </style:style>
    <style:style style:name="T7" style:family="text">
      <style:text-properties fo:font-size="20pt" officeooo:rsid="001fd6b6" style:font-size-asian="28pt" style:font-size-complex="28pt"/>
    </style:style>
    <style:style style:name="T8" style:family="text">
      <style:text-properties fo:font-weight="normal" officeooo:rsid="001ee3d5" style:font-weight-asian="normal" style:font-weight-complex="normal"/>
    </style:style>
    <style:style style:name="T9" style:family="text">
      <style:text-properties fo:font-weight="normal" officeooo:rsid="001fd6b6" style:font-weight-asian="normal" style:font-weight-complex="normal"/>
    </style:style>
    <style:style style:name="T10" style:family="text">
      <style:text-properties fo:font-weight="normal" officeooo:rsid="00200803" style:font-weight-asian="normal" style:font-weight-complex="normal"/>
    </style:style>
    <style:style style:name="T11" style:family="text">
      <style:text-properties fo:font-weight="normal" officeooo:rsid="00204efc" style:font-weight-asian="normal" style:font-weight-complex="normal"/>
    </style:style>
    <style:style style:name="T12" style:family="text">
      <style:text-properties fo:font-weight="normal" officeooo:rsid="00215362" style:font-weight-asian="normal" style:font-weight-complex="normal"/>
    </style:style>
    <style:style style:name="T13" style:family="text">
      <style:text-properties officeooo:rsid="001fd6b6"/>
    </style:style>
    <style:style style:name="T14" style:family="text">
      <style:text-properties officeooo:rsid="00204ef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5">Analiza</text:span> książ<text:span text:style-name="T5">ki</text:span> <text:span text:style-name="T2">J</text:span>effrey <text:span text:style-name="T2">L</text:span>iker<text:span text:style-name="T2">a </text:span>The Toyota Way<text:span text:style-name="T2">.</text:span></text:p>
      <text:p text:style-name="P15"><text:span text:style-name="T2"><text:s/></text:span></text:p>
      <text:p text:style-name="P16">Kazmir Shkirtovsky. </text:p>
      <text:p text:style-name="P16">Zarządzanie, semestr 4.</text:p>
      <text:p text:style-name="P6"/>
      <text:h text:style-name="P5" text:outline-level="1">Spis treści:</text:h>
      <text:p text:style-name="P12"/>
      <text:p text:style-name="P13"><text:span text:style-name="T6">1. </text:span><text:span text:style-name="T7">Dao Toyoty</text:span><text:span text:style-name="T6">.</text:span></text:p>
      <text:p text:style-name="P7">2.</text:p>
      <text:p text:style-name="P7">3.</text:p>
      <text:p text:style-name="P7">4.</text:p>
      <text:p text:style-name="P7">5.</text:p>
      <text:p text:style-name="P7">6.</text:p>
      <text:p text:style-name="P7">7.</text:p>
      <text:p text:style-name="P7">8.</text:p>
      <text:p text:style-name="P6"/>
      <text:p text:style-name="P6"/>
      <text:h text:style-name="P4" text:outline-level="1">1. Dao Toyoty</text:h>
      <text:p text:style-name="P14"/>
      <text:p text:style-name="P10"><text:span text:style-name="T13">Analiza Systemu Produkcyjnego Toyoty (dalej TPS) była zrobiona z pracy 2012 roku rosyjskiego wydawnictwa “Alpina Bizness Grup”. </text:span>Książka opowiada o budowaniu TPS poprzez 14 zasad zarządzania. </text:p>
      <text:p text:style-name="P11"><text:span text:style-name="T14">TPS była utworzona przez inżenera i menedżera Taichii Ohno w latach 1950.</text:span> Dziś<text:span text:style-name="T3">1</text:span> (07.02.2024) Toyota Motor Corporation jest drugim producentem samochodów na świecie (z kapitalizacją 278,7 miliardów dolarów), ustępując jedynie Volkswagen AG (z kapitalizacją 299,5 miliarda dolarów), jej fabryki zlokalizowane są w różnych krajach na całym świecie. świata – od Japonii i USA po kraje afrykańskie, w tym Polskę. <text:span text:style-name="T8">Systemy podobne do TPS zostały wdrożone przez Forda, Porsche, Boeinga, Alcoa i General Electric. </text:span><text:span text:style-name="T10">D</text:span><text:span text:style-name="T8">okładne przestudiowanie </text:span><text:span text:style-name="T10">systemu TPS i opracowanie własnego “Lean” (oszczędny system produkcji) w Stanach Zjednoczonych zaczęło się w latach 1980 po utracie konkurencji ze strony japońskiego przemysłu samochodowego. </text:span><text:span text:style-name="T11">System TPS i ją pochodne używają nie tylko firmy, np. Ford z Ford Production System, ale i konsultingowe agencje, np. </text:span><text:span text:style-name="T12">W 1993 roku Porsche</text:span><text:span text:style-name="T4">2</text:span><text:span text:style-name="T12"> za pomocą </text:span><text:span text:style-name="T11">Shingijutsu </text:span><text:span text:style-name="T12">Global Consulting zaczęli produkować w 2 razy więcej samochodów (z 40 do 80 na dobę), a także powiększyli swój zakres produktów, dzięki temu w 1995 roku Porsche z sukcesem powróciło do </text:span><text:soft-page-break/><text:span text:style-name="T12">rentowności, wdrażając metodologię Kaizen, jaka jest jednym ze składników TPS.</text:span></text:p>
      <text:p text:style-name="P9"><text:span text:style-name="T9">System TPS polega na separacji pracy wśród pracowników a polepszeniu kompetencji personełu i nie wymaga nadmierną automatyzacji.</text:span></text:p>
      <text:p text:style-name="P8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imbus Sans" style:font-family-asian="'Nimbus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05in" style:type="center"/>
          <style:tab-stop style:position="8.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05in" style:type="center"/>
          <style:tab-stop style:position="8.1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fo:font-size="22pt" fo:font-weight="bold" officeooo:rsid="001fd6b6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paragraph-rsid="001fd6b6"/>
    </style:style>
    <style:style style:name="MP2" style:family="paragraph" style:parent-style-name="Footer">
      <style:text-properties officeooo:rsid="00215362" officeooo:paragraph-rsid="00215362"/>
    </style:style>
    <style:style style:name="MT1" style:family="text">
      <style:text-properties officeooo:rsid="001b1843"/>
    </style:style>
    <style:page-layout style:name="Mpm1">
      <style:page-layout-properties fo:page-width="8.5in" fo:page-height="11in" style:num-format="1" style:print-orientation="portrait" fo:margin-top="0.65in" fo:margin-bottom="0.65in" fo:margin-left="0.65in" fo:margin-right="0.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https://luxe.digital/lifestyle/garage/largest-car-companies/</text:p>
      </style:footer>
      <style:footer-left>
        <text:p text:style-name="MP1"><text:span text:style-name="MT1">1)</text:span> https://luxe.digital/lifestyle/garage/largest-car-companies/ </text:p>
        <text:p text:style-name="MP2">2) http://www.shingijutsu-global.com/en/about%20us.html </text:p>
      </style:footer-left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20:33:24.592335632</meta:creation-date>
    <dc:date>2024-04-20T15:02:09.434947283</dc:date>
    <meta:editing-duration>PT15H35M55S</meta:editing-duration>
    <meta:editing-cycles>7</meta:editing-cycles>
    <meta:generator>LibreOffice/24.2.2.2$Linux_X86_64 LibreOffice_project/420$Build-2</meta:generator>
    <meta:document-statistic meta:table-count="0" meta:image-count="0" meta:object-count="0" meta:page-count="4" meta:paragraph-count="20" meta:word-count="242" meta:character-count="1787" meta:non-whitespace-character-count="1558"/>
  </office:meta>
</office:document-meta>
</file>